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  <style:style style:name="ce2" style:family="table-cell" style:parent-style-name="Default">
      <style:text-properties fo:color="#ce18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10" table:default-cell-style-name="Default"/>
        <table:table-row table:style-name="ro1">
          <table:table-cell/>
          <table:table-cell table:style-name="Default" office:value-type="string" calcext:value-type="string">
            <text:p>Master PSI07</text:p>
          </table:table-cell>
          <table:table-cell office:value-type="string" calcext:value-type="string">
            <text:p>Master PSI2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O4-3</text:p>
          </table:table-cell>
          <table:table-cell table:style-name="ce2" office:value-type="string" calcext:value-type="string">
            <text:p>HPO4-2</text:p>
          </table:table-cell>
          <table:table-cell/>
          <table:table-cell office:value-type="string" calcext:value-type="string">
            <text:p>v</text:p>
          </table:table-cell>
          <table:table-cell office:value-type="float" office:value="1.606330037117" calcext:value-type="float">
            <text:p>1.606330037117</text:p>
          </table:table-cell>
          <table:table-cell office:value-type="float" office:value="1.8068397045136" calcext:value-type="float">
            <text:p>1.8068397045136</text:p>
          </table:table-cell>
          <table:table-cell table:formula="of:=[.F2]+2*[.G2]" office:value-type="float" office:value="5.2200094461442" calcext:value-type="float">
            <text:p>5.2200094461442</text:p>
          </table:table-cell>
          <table:table-cell/>
          <table:table-cell table:formula="of:=[.F2]+2*[.G2]" office:value-type="float" office:value="5.2200094461442" calcext:value-type="float">
            <text:p>5.2200094461442</text:p>
          </table:table-cell>
          <table:table-cell table:formula="of:=2*[.G2]" office:value-type="float" office:value="3.6136794090272" calcext:value-type="float">
            <text:p>3.6136794090272</text:p>
          </table:table-cell>
          <table:table-cell table:formula="of:=[.K2]+[.F2]" office:value-type="float" office:value="5.2200094461442" calcext:value-type="float">
            <text:p>5.2200094461442</text:p>
          </table:table-cell>
        </table:table-row>
        <table:table-row table:style-name="ro1">
          <table:table-cell/>
          <table:table-cell office:value-type="string" calcext:value-type="string">
            <text:p>AlO2-</text:p>
          </table:table-cell>
          <table:table-cell table:style-name="ce2" office:value-type="string" calcext:value-type="string">
            <text:p>Al+3</text:p>
          </table:table-cell>
          <table:table-cell/>
          <table:table-cell office:value-type="string" calcext:value-type="string">
            <text:p>h</text:p>
          </table:table-cell>
          <table:table-cell office:value-type="float" office:value="-887856.17" calcext:value-type="float">
            <text:p>-887856.17</text:p>
          </table:table-cell>
          <table:table-cell office:value-type="float" office:value="-285881" calcext:value-type="float">
            <text:p>-285881</text:p>
          </table:table-cell>
          <table:table-cell table:formula="of:=[.F3]+2*[.G3]" office:value-type="float" office:value="-1459618.17" calcext:value-type="float">
            <text:p>-1459618.17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string" calcext:value-type="string">
            <text:p>Ca+2</text:p>
          </table:table-cell>
          <table:table-cell/>
          <table:table-cell office:value-type="string" calcext:value-type="string">
            <text:p>g</text:p>
          </table:table-cell>
          <table:table-cell office:value-type="float" office:value="-833411" calcext:value-type="float">
            <text:p>-833411</text:p>
          </table:table-cell>
          <table:table-cell office:value-type="float" office:value="-237183" calcext:value-type="float">
            <text:p>-237183</text:p>
          </table:table-cell>
          <table:table-cell table:formula="of:=[.F4]+2*[.G4]" office:value-type="float" office:value="-1307777" calcext:value-type="float">
            <text:p>-1307777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string" calcext:value-type="string">
            <text:p>Cl-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41.338001251221" calcext:value-type="float">
            <text:p>41.338001251221</text:p>
          </table:table-cell>
          <table:table-cell office:value-type="float" office:value="69.922996520996" calcext:value-type="float">
            <text:p>69.922996520996</text:p>
          </table:table-cell>
          <table:table-cell table:formula="of:=[.F5]+2*[.G5]" office:value-type="float" office:value="181.183994293213" calcext:value-type="float">
            <text:p>181.18399429321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O3-2</text:p>
          </table:table-cell>
          <table:table-cell table:style-name="ce2" office:value-type="string" calcext:value-type="string">
            <text:p>HCO3-</text:p>
          </table:table-cell>
          <table:table-cell/>
          <table:table-cell office:value-type="string" calcext:value-type="string">
            <text:p>Cp</text:p>
          </table:table-cell>
          <table:table-cell office:value-type="float" office:value="44.465400695801" calcext:value-type="float">
            <text:p>44.465400695801</text:p>
          </table:table-cell>
          <table:table-cell office:value-type="float" office:value="75.360527038574" calcext:value-type="float">
            <text:p>75.360527038574</text:p>
          </table:table-cell>
          <table:table-cell table:formula="of:=[.F6]+2*[.G6]" office:value-type="float" office:value="195.186454772949" calcext:value-type="float">
            <text:p>195.18645477294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eO2-</text:p>
          </table:table-cell>
          <table:table-cell table:style-name="ce2" office:value-type="string" calcext:value-type="string">
            <text:p>Fe+3</text:p>
          </table:table-cell>
          <table:table-cell table:number-columns-repeated="9"/>
        </table:table-row>
        <table:table-row table:style-name="ro1">
          <table:table-cell/>
          <table:table-cell table:number-columns-repeated="2" office:value-type="string" calcext:value-type="string">
            <text:p>H2O</text:p>
          </table:table-cell>
          <table:table-cell table:number-columns-repeated="9"/>
        </table:table-row>
        <table:table-row table:style-name="ro1">
          <table:table-cell/>
          <table:table-cell table:number-columns-repeated="2" office:value-type="string" calcext:value-type="string">
            <text:p>H+</text:p>
          </table:table-cell>
          <table:table-cell table:number-columns-repeated="9"/>
        </table:table-row>
        <table:table-row table:style-name="ro1">
          <table:table-cell/>
          <table:table-cell table:number-columns-repeated="2" office:value-type="string" calcext:value-type="string">
            <text:p>K+</text:p>
          </table:table-cell>
          <table:table-cell table:number-columns-repeated="9"/>
        </table:table-row>
        <table:table-row table:style-name="ro1">
          <table:table-cell/>
          <table:table-cell table:number-columns-repeated="2" office:value-type="string" calcext:value-type="string">
            <text:p>Na+</text:p>
          </table:table-cell>
          <table:table-cell table:number-columns-repeated="9"/>
        </table:table-row>
        <table:table-row table:style-name="ro1">
          <table:table-cell/>
          <table:table-cell table:number-columns-repeated="2" office:value-type="string" calcext:value-type="string">
            <text:p>Mg+2</text:p>
          </table:table-cell>
          <table:table-cell table:number-columns-repeated="9"/>
        </table:table-row>
        <table:table-row table:style-name="ro1">
          <table:table-cell/>
          <table:table-cell table:number-columns-repeated="2" office:value-type="string" calcext:value-type="string">
            <text:p>NO3-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tz</text:p>
          </table:table-cell>
          <table:table-cell office:value-type="string" calcext:value-type="string">
            <text:p>SiO2@</text:p>
          </table:table-cell>
          <table:table-cell office:value-type="string" calcext:value-type="string">
            <text:p>Si(OH)4@</text:p>
          </table:table-cell>
          <table:table-cell table:number-columns-repeated="9"/>
        </table:table-row>
        <table:table-row table:style-name="ro1">
          <table:table-cell/>
          <table:table-cell table:number-columns-repeated="2" office:value-type="string" calcext:value-type="string">
            <text:p>SO4-2</text:p>
          </table:table-cell>
          <table:table-cell table:number-columns-repeated="9"/>
        </table:table-row>
        <table:table-row table:style-name="ro1">
          <table:table-cell/>
          <table:table-cell table:number-columns-repeated="2" office:value-type="string" calcext:value-type="string">
            <text:p>Sr+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2(g)</text:p>
          </table:table-cell>
          <table:table-cell table:style-name="Default" office:value-type="string" calcext:value-type="string">
            <text:p>O2(g)</text:p>
          </table:table-cell>
          <table:table-cell table:number-columns-repeated="10"/>
        </table:table-row>
      </table:table>
      <table:table table:name="Sheet2" table:style-name="ta1">
        <table:table-column table:style-name="co1" table:number-columns-repeated="13" table:default-cell-style-name="Default"/>
        <table:table-row table:style-name="ro1"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p</text:p>
          </table:table-cell>
          <table:table-cell table:number-columns-repeated="2"/>
          <table:table-cell office:value-type="string" calcext:value-type="string">
            <text:p>V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p</text:p>
          </table:table-cell>
        </table:table-row>
        <table:table-row table:style-name="ro1">
          <table:table-cell office:value-type="string" calcext:value-type="string">
            <text:p>H2O@</text:p>
          </table:table-cell>
          <table:table-cell office:value-type="float" office:value="1.8068397045136" calcext:value-type="float">
            <text:p>1.8068397045136</text:p>
          </table:table-cell>
          <table:table-cell office:value-type="float" office:value="-237183" calcext:value-type="float">
            <text:p>-237183</text:p>
          </table:table-cell>
          <table:table-cell office:value-type="float" office:value="-285881" calcext:value-type="float">
            <text:p>-285881</text:p>
          </table:table-cell>
          <table:table-cell office:value-type="float" office:value="69.922996520996" calcext:value-type="float">
            <text:p>69.922996520996</text:p>
          </table:table-cell>
          <table:table-cell office:value-type="float" office:value="75.360527038574" calcext:value-type="float">
            <text:p>75.36052703857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O2@</text:p>
          </table:table-cell>
          <table:table-cell office:value-type="float" office:value="1.606330037117" calcext:value-type="float">
            <text:p>1.606330037117</text:p>
          </table:table-cell>
          <table:table-cell office:value-type="float" office:value="-833411" calcext:value-type="float">
            <text:p>-833411</text:p>
          </table:table-cell>
          <table:table-cell office:value-type="float" office:value="-887856.17" calcext:value-type="float">
            <text:p>-887856.17</text:p>
          </table:table-cell>
          <table:table-cell office:value-type="float" office:value="41.338001251221" calcext:value-type="float">
            <text:p>41.338001251221</text:p>
          </table:table-cell>
          <table:table-cell office:value-type="float" office:value="44.465400695801" calcext:value-type="float">
            <text:p>44.465400695801</text:p>
          </table:table-cell>
          <table:table-cell/>
          <table:table-cell office:value-type="string" calcext:value-type="string">
            <text:p>Si(OH)4@</text:p>
          </table:table-cell>
          <table:table-cell table:formula="of:=[.B3]+2*[.B$2]" office:value-type="float" office:value="5.2200094461442" calcext:value-type="float">
            <text:p>5.2200094461442</text:p>
          </table:table-cell>
          <table:table-cell table:formula="of:=[.C3]+2*[.C$2]" office:value-type="float" office:value="-1307777" calcext:value-type="float">
            <text:p>-1307777</text:p>
          </table:table-cell>
          <table:table-cell table:formula="of:=[.D3]+2*[.D$2]" office:value-type="float" office:value="-1459618.17" calcext:value-type="float">
            <text:p>-1459618.17</text:p>
          </table:table-cell>
          <table:table-cell table:formula="of:=[.E3]+2*[.E$2]" office:value-type="float" office:value="181.183994293213" calcext:value-type="float">
            <text:p>181.183994293213</text:p>
          </table:table-cell>
          <table:table-cell table:formula="of:=[.F3]+2*[.F$2]" office:value-type="float" office:value="195.186454772949" calcext:value-type="float">
            <text:p>195.186454772949</text:p>
          </table:table-cell>
        </table:table-row>
        <table:table-row table:style-name="ro1">
          <table:table-cell office:value-type="string" calcext:value-type="string">
            <text:p>AlO2-</text:p>
          </table:table-cell>
          <table:table-cell office:value-type="float" office:value="0.946735" calcext:value-type="float">
            <text:p>0.946735</text:p>
          </table:table-cell>
          <table:table-cell office:value-type="float" office:value="-827479" calcext:value-type="float">
            <text:p>-827479</text:p>
          </table:table-cell>
          <table:table-cell office:value-type="float" office:value="-925571" calcext:value-type="float">
            <text:p>-925571</text:p>
          </table:table-cell>
          <table:table-cell office:value-type="float" office:value="-30.209" calcext:value-type="float">
            <text:p>-30.209</text:p>
          </table:table-cell>
          <table:table-cell office:value-type="float" office:value="-49.0419" calcext:value-type="float">
            <text:p>-49.0419</text:p>
          </table:table-cell>
          <table:table-cell/>
          <table:table-cell office:value-type="string" calcext:value-type="string">
            <text:p>Al(OH)4-</text:p>
          </table:table-cell>
          <table:table-cell table:formula="of:=[.B4]+2*[.B$2]" office:value-type="float" office:value="4.5604144090272" calcext:value-type="float">
            <text:p>4.5604144090272</text:p>
          </table:table-cell>
          <table:table-cell table:formula="of:=[.C4]+2*[.C$2]" office:value-type="float" office:value="-1301845" calcext:value-type="float">
            <text:p>-1301845</text:p>
          </table:table-cell>
          <table:table-cell table:formula="of:=[.D4]+2*[.D$2]" office:value-type="float" office:value="-1497333" calcext:value-type="float">
            <text:p>-1497333</text:p>
          </table:table-cell>
          <table:table-cell table:formula="of:=[.E4]+2*[.E$2]" office:value-type="float" office:value="109.636993041992" calcext:value-type="float">
            <text:p>109.636993041992</text:p>
          </table:table-cell>
          <table:table-cell table:formula="of:=[.F4]+2*[.F$2]" office:value-type="float" office:value="101.679154077148" calcext:value-type="float">
            <text:p>101.679154077148</text:p>
          </table:table-cell>
        </table:table-row>
        <table:table-row table:style-name="ro1">
          <table:table-cell office:value-type="string" calcext:value-type="string">
            <text:p>FeO2-</text:p>
          </table:table-cell>
          <table:table-cell office:value-type="float" office:value="0.0451553" calcext:value-type="float">
            <text:p>0.0451553</text:p>
          </table:table-cell>
          <table:table-cell office:value-type="float" office:value="-368258" calcext:value-type="float">
            <text:p>-368258</text:p>
          </table:table-cell>
          <table:table-cell office:value-type="float" office:value="-443815" calcext:value-type="float">
            <text:p>-443815</text:p>
          </table:table-cell>
          <table:table-cell office:value-type="float" office:value="44.3504" calcext:value-type="float">
            <text:p>44.3504</text:p>
          </table:table-cell>
          <table:table-cell office:value-type="float" office:value="-234.928" calcext:value-type="float">
            <text:p>-234.928</text:p>
          </table:table-cell>
          <table:table-cell/>
          <table:table-cell office:value-type="string" calcext:value-type="string">
            <text:p>Fe(OH)4-</text:p>
          </table:table-cell>
          <table:table-cell table:formula="of:=[.B5]+2*[.B$2]" office:value-type="float" office:value="3.6588347090272" calcext:value-type="float">
            <text:p>3.6588347090272</text:p>
          </table:table-cell>
          <table:table-cell table:formula="of:=[.C5]+2*[.C$2]" office:value-type="float" office:value="-842624" calcext:value-type="float">
            <text:p>-842624</text:p>
          </table:table-cell>
          <table:table-cell table:formula="of:=[.D5]+2*[.D$2]" office:value-type="float" office:value="-1015577" calcext:value-type="float">
            <text:p>-1015577</text:p>
          </table:table-cell>
          <table:table-cell table:formula="of:=[.E5]+2*[.E$2]" office:value-type="float" office:value="184.196393041992" calcext:value-type="float">
            <text:p>184.196393041992</text:p>
          </table:table-cell>
          <table:table-cell table:formula="of:=[.F5]+2*[.F$2]" office:value-type="float" office:value="-84.206945922852" calcext:value-type="float">
            <text:p>-84.20694592285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8">00/00/0000</text:date>, <text:time style:data-style-name="N2" text:time-value="10:41:20.8552311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05T10:41:24.605947378</meta:creation-date>
    <meta:editing-duration>PT8H57M11S</meta:editing-duration>
    <meta:editing-cycles>5</meta:editing-cycles>
    <meta:generator>LibreOffice/6.0.7.3$Linux_X86_64 LibreOffice_project/00m0$Build-3</meta:generator>
    <dc:date>2021-06-08T18:08:22.441189870</dc:date>
    <meta:document-statistic meta:table-count="2" meta:cell-count="110" meta:object-count="0"/>
  </office:meta>
</office:document-meta>
</file>